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9895833134651184in"/>
    </style:style>
    <style:style style:name="co2" style:family="table-column">
      <style:table-column-properties fo:break-before="auto" style:column-width="0.9895833333333334in"/>
    </style:style>
    <style:style style:name="co3" style:family="table-column">
      <style:table-column-properties fo:break-before="auto" style:column-width="2.34375in"/>
    </style:style>
    <style:style style:name="co4" style:family="table-column">
      <style:table-column-properties fo:break-before="auto" style:column-width="2.4375in"/>
    </style:style>
    <style:style style:name="co5" style:family="table-column">
      <style:table-column-properties fo:break-before="auto" style:column-width="1.375in"/>
    </style:style>
    <style:style style:name="co6" style:family="table-column">
      <style:table-column-properties fo:break-before="auto" style:column-width="4.854166666666667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916666666666667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border-right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5" style:family="table-cell" style:parent-style-name="Default" style:data-style-name="N0">
      <style:table-cell-properties fo:border-left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 style:data-style-name="N0">
      <style:table-cell-properties fo:border-top="1.0pt solid #000000" fo:border-bottom="1.0pt solid #000000"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9" style:family="table-cell" style:parent-style-name="Default" style:data-style-name="N0">
      <style:table-cell-properties fo:border-top="1.0pt solid #000000" fo:border-bottom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0">
      <style:table-cell-properties fo:border-top="1.0pt solid #000000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2" table:default-cell-style-name="ce-1"/>
        <table:table-column table:style-name="co1" table:default-cell-style-name="ce15" table:number-columns-repeated="250"/>
        <table:table-row table:style-name="ro2">
          <table:table-cell table:style-name="ce21"/>
          <table:table-cell table:number-columns-repeated="4" table:style-name="ce22"/>
          <table:table-cell table:style-name="ce21"/>
        </table:table-row>
        <table:table-row table:style-name="ro3">
          <table:table-cell table:style-name="ce23"/>
          <table:table-cell table:style-name="ce24" office:value-type="string">
            <text:p>Table / Association</text:p>
          </table:table-cell>
          <table:table-cell table:style-name="ce24" office:value-type="string">
            <text:p>Attribut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Libellé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3" office:value-type="string">
            <text:p>Trimestre</text:p>
          </table:table-cell>
          <table:table-cell table:style-name="ce27" office:value-type="string">
            <text:p>id_trimestr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saison d'activité, on s'abonne pour un trimestr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rix_moyen_panier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rix moyen du panier pour le trimestr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anne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uméro de l'année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8" office:value-type="string">
            <text:p>Client</text:p>
          </table:table-cell>
          <table:table-cell table:style-name="ce27" office:value-type="string">
            <text:p>id_client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client du service de l'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om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re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prénom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adresse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adresse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email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email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telephone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uméro de téléphone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login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login de connexion (à l'interface) du cli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assword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mot de passe de connexion (à l'interface) du client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4" office:value-type="string">
            <text:p>Commande_Client</text:p>
          </table:table-cell>
          <table:table-cell table:style-name="ce27" office:value-type="string">
            <text:p>id_commande_client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commande de panier du client à l'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b_panie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ombre de panier commandé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livre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commande en cours ou déjà livré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um_jou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uméro du jour de livraison (mardi: 2, jeudi: 4)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3" office:value-type="string">
            <text:p>Panier</text:p>
          </table:table-cell>
          <table:table-cell table:style-name="ce27" office:value-type="string">
            <text:p>id_panie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description du panier de la semain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rix_revient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rix de revient du panier (uniquement avec les produits locaux)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frais_supplementaire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frais supplémentaires (commande de produit à d'autres amap)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3" office:value-type="string">
            <text:p>Type_Produit</text:p>
          </table:table-cell>
          <table:table-cell table:style-name="ce27" office:value-type="string">
            <text:p>id_type_produit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types des produits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intitule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type de produit (pomme, poire, banane)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legume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vrai si c'est un légume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5" office:value-type="string">
            <text:p>Proposition</text:p>
          </table:table-cell>
          <table:table-cell table:style-name="ce27" office:value-type="string">
            <text:p>id_proposition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proposition de produit du fournisseur à l'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quantite_propose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quantité proposée par le producteur (statique)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quantite_commande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quantité commandée au producteur (dynamique)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rix</text:p>
          </table:table-cell>
          <table:table-cell table:style-name="ce27" office:value-type="string">
            <text:p>float</text:p>
          </table:table-cell>
          <table:table-cell table:style-name="ce27" office:value-type="string">
            <text:p>prix unitaire pour un lo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date_peremption</text:p>
          </table:table-cell>
          <table:table-cell table:style-name="ce27" office:value-type="string">
            <text:p>date</text:p>
          </table:table-cell>
          <table:table-cell table:style-name="ce27" office:value-type="string">
            <text:p>date avant la préremption du produit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6" office:value-type="string">
            <text:p>Producteur</text:p>
          </table:table-cell>
          <table:table-cell table:style-name="ce27" office:value-type="string">
            <text:p>id_producteu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référence d'un agriculteur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siret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uméro SIRET du producteur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om du producteur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adresse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adresse du producteur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login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login de connexion (à l'interface) du producteur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assword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mot de passe de connexion (à l'interface) du producteur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2" office:value-type="string">
            <text:p>Periode</text:p>
          </table:table-cell>
          <table:table-cell table:style-name="ce27" office:value-type="string">
            <text:p>id_period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uméro de semain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um_semain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uméro de semaine de la période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2" office:value-type="string">
            <text:p>Commande_Producteur</text:p>
          </table:table-cell>
          <table:table-cell table:style-name="ce27" office:value-type="string">
            <text:p>id_commande_producteu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clé primaire auto-incrémentée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quantite_commande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quantité commandé au producteur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5" office:value-type="string">
            <text:p>Adherent</text:p>
          </table:table-cell>
          <table:table-cell table:style-name="ce27" office:value-type="string">
            <text:p>id_adherent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gestionnaire de site de l'association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om de l'adhér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re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prénom de l'adhér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login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login de connexion (à l'interface) de l'adhérent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password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mot de passe de connexion (à l'interface) de l'adhérent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3" office:value-type="string">
            <text:p>Amap</text:p>
          </table:table-cell>
          <table:table-cell table:style-name="ce27" office:value-type="string">
            <text:p>id_amap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informations sur les AMAP du réseau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om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om de l'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adresse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adresse de l'amap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2" office:value-type="string">
            <text:p>Contrat</text:p>
          </table:table-cell>
          <table:table-cell table:style-name="ce27" office:value-type="string">
            <text:p>id_contrat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contrat liant un producteur à une seule 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siret</text:p>
          </table:table-cell>
          <table:table-cell table:style-name="ce27" office:value-type="string">
            <text:p>varchar</text:p>
          </table:table-cell>
          <table:table-cell table:style-name="ce27" office:value-type="string">
            <text:p>numéro SIRET du producteur</text:p>
          </table:table-cell>
          <table:table-cell table:style-name="ce25"/>
        </table:table-row>
        <table:table-row table:style-name="ro2">
          <table:table-cell table:style-name="ce23"/>
          <table:table-cell table:style-name="ce26" table:number-columns-spanned="1" table:number-rows-spanned="2" office:value-type="string">
            <text:p>Commande_Amap</text:p>
          </table:table-cell>
          <table:table-cell table:style-name="ce27" office:value-type="string">
            <text:p>id_commande_amap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commande de produit d'une AMAP à une autre AMAP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quantite_commande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quantité de lot commandée par l'autre AMAP</text:p>
          </table:table-cell>
          <table:table-cell table:style-name="ce25"/>
        </table:table-row>
        <table:table-row table:style-name="ro2">
          <table:table-cell table:style-name="ce21"/>
          <table:table-cell table:style-name="ce28"/>
          <table:table-cell table:number-columns-repeated="3" table:style-name="ce29"/>
          <table:table-cell table:style-name="ce21"/>
        </table:table-row>
        <table:table-row table:style-name="ro2">
          <table:table-cell table:style-name="ce23"/>
          <table:table-cell table:style-name="ce26" table:number-columns-spanned="1" table:number-rows-spanned="2" office:value-type="string">
            <text:p>Est_Abonne</text:p>
          </table:table-cell>
          <table:table-cell table:style-name="ce27" office:value-type="string">
            <text:p>nb_panie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ombre de panier livré chaque semaine à l'abonné</text:p>
          </table:table-cell>
          <table:table-cell table:style-name="ce25"/>
        </table:table-row>
        <table:table-row table:style-name="ro2">
          <table:table-cell table:style-name="ce23"/>
          <table:covered-table-cell/>
          <table:table-cell table:style-name="ce27" office:value-type="string">
            <text:p>num_jour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numéro du jour de livraison</text:p>
          </table:table-cell>
          <table:table-cell table:style-name="ce25"/>
        </table:table-row>
        <table:table-row table:style-name="ro2">
          <table:table-cell table:style-name="ce23"/>
          <table:table-cell table:style-name="ce26" office:value-type="string">
            <text:p>Est_Constitue</text:p>
          </table:table-cell>
          <table:table-cell table:style-name="ce27" office:value-type="string">
            <text:p>quantite</text:p>
          </table:table-cell>
          <table:table-cell table:style-name="ce27" office:value-type="string">
            <text:p>integer</text:p>
          </table:table-cell>
          <table:table-cell table:style-name="ce27" office:value-type="string">
            <text:p>quantité de produit entrant dans la composition du panier</text:p>
          </table:table-cell>
          <table:table-cell table:style-name="ce25"/>
        </table:table-row>
        <table:table-row table:style-name="ro2">
          <table:table-cell table:style-name="ce21"/>
          <table:table-cell table:number-columns-repeated="4" table:style-name="ce30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